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938d" officeooo:paragraph-rsid="0016938d"/>
    </style:style>
    <style:style style:name="P2" style:family="paragraph" style:parent-style-name="Standard">
      <style:text-properties fo:font-weight="bold" officeooo:rsid="0016938d" officeooo:paragraph-rsid="0016938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nner Hanni</text:p>
      <text:p text:style-name="P2"><text:span text:style-name="T2">Pothole Project</text:span></text:p>
      <text:p text:style-name="P1"/>
      <text:p text:style-name="P2">Current Status</text:p>
      <text:p text:style-name="P1"><text:span text:style-name="T1"/></text:p>
      <text:p text:style-name="P1">I have a working demo with sensor board hanging off outside of the NUC through the front USB port.</text:p>
      <text:p text:style-name="P1"/>
      <text:p text:style-name="P1"><text:span text:style-name="T1">Next Steps</text:span></text:p>
      <text:p text:style-name="P1"><text:span text:style-name="T1"/></text:p>
      <text:p text:style-name="P1">I have board and parts in-hand for the internal solution to hide sensor inside the NUC box. I need to assemble boards, and convert from BusPirate to FT232H breakout board. Then I'll get matplotlib interactive mode set up to get realtime graphs on the touchscreen for a much more effective demo.</text:p>
      <text:p text:style-name="P1"/>
      <text:p text:style-name="P2">Total: 33 hours</text:p>
      <text:p text:style-name="P1"/>
      <text:p text:style-name="P1">Dec 20 <text:s/>8 hours </text:p>
      <text:p text:style-name="P1">- Background research.</text:p>
      <text:p text:style-name="P1">- Set up the sensor on Arduino and read gyro/accelerometer registers by hand with the BusPirate.</text:p>
      <text:p text:style-name="P1">- Using my local laptop computer for development while waiting for NUCs.</text:p>
      <text:p text:style-name="P1"/>
      <text:p text:style-name="P1">Dec 20 <text:s/>1 hour</text:p>
      <text:p text:style-name="P1">- Met with Steve.</text:p>
      <text:p text:style-name="P1"/>
      <text:p text:style-name="P1">Dec 21 <text:s/>6 hours</text:p>
      <text:p text:style-name="P1">- Designed and ordered breakout board from OSH Park.</text:p>
      <text:p text:style-name="P1">- Set up script to read and write from the sensor, and collect the values in a logfile.</text:p>
      <text:p text:style-name="P1">- Explore visualizing the data with Gnuplot.</text:p>
      <text:p text:style-name="P1"/>
      <text:p text:style-name="P1">Dec 28 <text:s/>2 hours</text:p>
      <text:p text:style-name="P1">- Talking to PSAS folks about their rocket visualization, since they use the same kind of sensor. They use Kivy, a Python graphics library for touchscreens. </text:p>
      <text:p text:style-name="P1"/>
      <text:p text:style-name="P1">Dec 30 <text:s/>4 hours</text:p>
      <text:p text:style-name="P1">- Whiteboard graphics requirements for the basic actual demo of collecting data on the NUC + sensor in realtime. </text:p>
      <text:p text:style-name="P1">- Start exploring Kivy. get some basic interaction to start/stop data collection based on a button press. </text:p>
      <text:p text:style-name="P1"/>
      <text:p text:style-name="P1">Dec 31 <text:s/>11 hours</text:p>
      <text:p text:style-name="P1">- Set up the NUC with Ubuntu Linux and everything for the program.</text:p>
      <text:p text:style-name="P1">- Finished the Kivy graphical interface so the program can be controlled by a small touchscreen.</text:p>
      <text:p text:style-name="P1">- Ran calibration tests at the different settings to identify which settings give us the best results.</text:p>
      <text:p text:style-name="P1">- Put the NUC, BusPirate+Sensor, and touchscreen into a plastic box.</text:p>
      <text:p text:style-name="P1">- Functional demo ready to collect sensor data for visualization, and to compare with sensor data collected from the Engine Control Unit.</text:p>
      <text:p text:style-name="P1"/>
      <text:p text:style-name="P1">Jan 1<text:tab/>1 hour</text:p>
      <text:p text:style-name="P1">- Talked with PSAS folks again. They demonstrated how to use matplotlib in interactive mo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cker </meta:initial-creator>
    <meta:creation-date>2016-01-26T09:47:51.616157773</meta:creation-date>
    <dc:date>2016-01-26T11:17:59.421855636</dc:date>
    <dc:creator>wicker </dc:creator>
    <meta:editing-duration>PT1H14M57S</meta:editing-duration>
    <meta:editing-cycles>1</meta:editing-cycles>
    <meta:document-statistic meta:table-count="0" meta:image-count="0" meta:object-count="0" meta:page-count="1" meta:paragraph-count="30" meta:word-count="334" meta:character-count="1888" meta:non-whitespace-character-count="1574"/>
    <meta:generator>LibreOffice/5.0.3.2$Linux_X86_64 LibreOffice_project/00m0$Build-2</meta:generator>
  </office:meta>
</office:document-meta>
</file>